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3650" officeooo:paragraph-rsid="0014365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officeooo:rsid="00143650" officeooo:paragraph-rsid="00143650" style:font-size-asian="10.5pt" style:font-size-complex="12pt"/>
    </style:style>
    <style:style style:name="P3" style:family="paragraph" style:parent-style-name="Standard">
      <style:text-properties fo:font-size="13pt" fo:font-weight="bold" officeooo:rsid="00143650" officeooo:paragraph-rsid="00143650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fo:font-weight="bold" officeooo:rsid="00143650" officeooo:paragraph-rsid="00143650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3pt" officeooo:rsid="00151a32" officeooo:paragraph-rsid="00143650" style:font-size-asian="11.3500003814697pt" style:font-size-complex="13pt"/>
    </style:style>
    <style:style style:name="P6" style:family="paragraph" style:parent-style-name="Standard">
      <style:text-properties fo:font-size="13pt" fo:font-weight="bold" officeooo:rsid="00151a32" officeooo:paragraph-rsid="00151a32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officeooo:rsid="00151a32" officeooo:paragraph-rsid="00151a32" style:font-size-asian="11.3500003814697pt" style:font-size-complex="13pt"/>
    </style:style>
    <style:style style:name="P8" style:family="paragraph" style:parent-style-name="Standard">
      <style:text-properties fo:font-size="11pt" fo:font-weight="normal" officeooo:rsid="00151a32" officeooo:paragraph-rsid="00151a32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151a32" officeooo:paragraph-rsid="00215d52" style:font-size-asian="9.60000038146973pt" style:font-weight-asian="normal" style:font-size-complex="11pt" style:font-weight-complex="normal"/>
    </style:style>
    <style:style style:name="T1" style:family="text">
      <style:text-properties officeooo:rsid="001ea7f0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151a32" style:font-size-asian="11pt" style:font-weight-asian="normal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1a32" style:font-weight-asian="normal" style:font-weight-complex="normal"/>
    </style:style>
    <style:style style:name="T7" style:family="text">
      <style:text-properties officeooo:rsid="00151a32"/>
    </style:style>
    <style:style style:name="T8" style:family="text">
      <style:text-properties officeooo:rsid="0016bbdd"/>
    </style:style>
    <style:style style:name="T9" style:family="text">
      <style:text-properties fo:font-weight="normal" officeooo:rsid="0016bbd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font-size-asian="9.60000038146973pt" style:font-size-complex="11pt"/>
    </style:style>
    <style:style style:name="T1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3" style:family="text">
      <style:text-properties fo:font-size="6pt" fo:font-weight="normal" style:font-size-asian="5.25pt" style:font-weight-asian="normal" style:font-size-complex="6pt" style:font-weight-complex="normal"/>
    </style:style>
    <style:style style:name="T14" style:family="text">
      <style:text-properties officeooo:rsid="00215d52"/>
    </style:style>
    <style:style style:name="T15" style:family="text">
      <style:text-properties officeooo:rsid="0021440c"/>
    </style:style>
    <style:style style:name="T16" style:family="text">
      <style:text-properties officeooo:rsid="00235d18"/>
    </style:style>
    <style:style style:name="T17" style:family="text">
      <style:text-properties fo:font-size="11pt" officeooo:rsid="001ea7f0" style:font-size-asian="9.60000038146973pt" style:font-size-complex="11pt"/>
    </style:style>
    <style:style style:name="T18" style:family="text">
      <style:text-properties fo:font-size="11pt" fo:font-weight="normal" officeooo:rsid="00209be3" style:font-size-asian="9.60000038146973pt" style:font-weight-asian="normal" style:font-size-complex="11pt" style:font-weight-complex="normal"/>
    </style:style>
    <style:style style:name="T19" style:family="text">
      <style:text-properties fo:font-size="11pt" officeooo:rsid="00209be3" style:font-size-asian="9.60000038146973pt" style:font-size-complex="11pt"/>
    </style:style>
    <style:style style:name="T20" style:family="text">
      <style:text-properties officeooo:rsid="00209be3"/>
    </style:style>
    <style:style style:name="T21" style:family="text">
      <style:text-properties fo:font-size="11pt" officeooo:rsid="001562dc" style:font-size-asian="11pt" style:font-size-complex="11pt"/>
    </style:style>
    <style:style style:name="T22" style:family="text">
      <style:text-properties fo:font-size="11pt" fo:font-weight="normal" officeooo:rsid="001562dc" style:font-size-asian="11pt" style:font-weight-asian="normal" style:font-size-complex="11pt" style:font-weight-complex="normal"/>
    </style:style>
    <style:style style:name="T23" style:family="text">
      <style:text-properties fo:font-size="6pt" fo:font-weight="normal" officeooo:rsid="001562dc" style:font-size-asian="5.25pt" style:font-weight-asian="normal" style:font-size-complex="6pt" style:font-weight-complex="normal"/>
    </style:style>
    <style:style style:name="T24" style:family="text">
      <style:text-properties fo:font-size="11pt" officeooo:rsid="0018b4a9" style:font-size-asian="11pt" style:font-size-complex="11pt"/>
    </style:style>
    <style:style style:name="T25" style:family="text">
      <style:text-properties fo:font-size="11pt" fo:font-weight="normal" officeooo:rsid="0018b4a9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1aa11a" style:font-size-asian="11pt" style:font-weight-asian="normal" style:font-size-complex="11pt" style:font-weight-complex="normal"/>
    </style:style>
    <style:style style:name="T27" style:family="text">
      <style:text-properties fo:font-size="6pt" fo:font-weight="normal" officeooo:rsid="001aa11a" style:font-size-asian="5.25pt" style:font-weight-asian="normal" style:font-size-complex="6pt" style:font-weight-complex="normal"/>
    </style:style>
    <style:style style:name="T28" style:family="text">
      <style:text-properties fo:font-size="11pt" fo:font-weight="normal" officeooo:rsid="001bb92b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listane Raza</text:p>
      <text:p text:style-name="P2">+91 6287209472 <text:s/>| <text:s/><text:span text:style-name="T1">gulistaneraza01@gmail.com</text:span></text:p>
      <text:p text:style-name="P2"/>
      <text:p text:style-name="P3">SUMMARY:</text:p>
      <text:p text:style-name="P3"/>
      <text:p text:style-name="P3"/>
      <text:p text:style-name="P3"/>
      <text:p text:style-name="P3"/>
      <text:p text:style-name="P3">TECHNICAL SKILLS:</text:p>
      <text:p text:style-name="P3"/>
      <text:p text:style-name="P3"><text:s text:c="11"/><text:span text:style-name="T2">*Frontend <text:s/>- <text:s/></text:span><text:span text:style-name="T3">H</text:span><text:span text:style-name="T4">TML</text:span><text:span text:style-name="T3">, C</text:span><text:span text:style-name="T4">SS</text:span><text:span text:style-name="T3">, Tailwind, Javascript, React js, Redux</text:span></text:p>
      <text:p text:style-name="P4"><text:span text:style-name="T5"><text:tab/></text:span>*Backend<text:span text:style-name="T5"> <text:s text:c="2"/>- <text:s text:c="2"/>Node js, Express </text:span><text:span text:style-name="T6">js</text:span></text:p>
      <text:p text:style-name="P4"><text:span text:style-name="T6"><text:tab/></text:span><text:span text:style-name="T7">*Database</text:span><text:span text:style-name="T6"> <text:s/>- <text:s text:c="2"/>MongoDB, mysql</text:span></text:p>
      <text:p text:style-name="P4"><text:span text:style-name="T6"><text:tab/></text:span><text:span text:style-name="T8">*Devops <text:s text:c="4"/></text:span><text:span text:style-name="T9">- <text:s text:c="2"/>Docker, Git, AWS </text:span></text:p>
      <text:p text:style-name="P5"><text:span text:style-name="T10"/></text:p>
      <text:p text:style-name="P6">PROJECTS:</text:p>
      <text:p text:style-name="P7"><text:span text:style-name="T10"/></text:p>
      <text:p text:style-name="P6"><text:tab/><text:span text:style-name="T11">Ecommerce Website - </text:span><text:span text:style-name="T12">frontend and backend</text:span></text:p>
      <text:p text:style-name="P6"><text:span text:style-name="T12"><text:tab/> <text:s/></text:span><text:span text:style-name="T11">Tech Stack:</text:span><text:span text:style-name="T12"> node js ,Express js ,Tailwind CSS ,React js ,MongoDB</text:span></text:p>
      <text:p text:style-name="P8"><text:tab/> <text:s text:c="3"/>*</text:p>
      <text:p text:style-name="P8"><text:tab/> <text:s text:c="3"/>*</text:p>
      <text:p text:style-name="P8"><text:tab/> <text:s text:c="3"/>*</text:p>
      <text:p text:style-name="P8"><text:tab/> <text:s text:c="3"/>*</text:p>
      <text:p text:style-name="P8"><text:tab/> <text:s text:c="3"/>*</text:p>
      <text:p text:style-name="P6"/>
      <text:p text:style-name="P6"/>
      <text:p text:style-name="P6"/>
      <text:p text:style-name="P6"><text:tab/><text:span text:style-name="T11">Ecommerce Website - </text:span><text:span text:style-name="T12">frontend and backend</text:span></text:p>
      <text:p text:style-name="P6"><text:span text:style-name="T12"><text:tab/> <text:s/></text:span><text:span text:style-name="T11">Tech Stack:</text:span><text:span text:style-name="T12"> node js ,Express js ,Tailwind CSS ,React js ,MongoDB</text:span></text:p>
      <text:p text:style-name="P6"><text:span text:style-name="T13"/></text:p>
      <text:p text:style-name="P8"><text:tab/> <text:s text:c="3"/>* <text:span text:style-name="T14">added authentication functionality</text:span></text:p>
      <text:p text:style-name="P9"><text:tab/> <text:s text:c="3"/>*<text:span text:style-name="T15"> created cart context <text:s/>and reducer to store date</text:span></text:p>
      <text:p text:style-name="P8"><text:tab/> <text:s text:c="3"/>* <text:span text:style-name="T14">added payment gateway (stripe)</text:span></text:p>
      <text:p text:style-name="P8"><text:tab/> <text:s text:c="3"/>* <text:span text:style-name="T16">created admin panel for add ,deleted product</text:span></text:p>
      <text:p text:style-name="P8"><text:tab/> <text:s text:c="3"/>* <text:span text:style-name="T15">deployed on Vercel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><text:tab/></text:span><text:span text:style-name="T17">Todo</text:span><text:span text:style-name="T11"> </text:span><text:span text:style-name="T17">Application</text:span><text:span text:style-name="T11"> - </text:span><text:span text:style-name="T12">frontend </text:span><text:span text:style-name="T18">and backend</text:span></text:p>
      <text:p text:style-name="P6"><text:span text:style-name="T12"><text:tab/> <text:s/></text:span><text:span text:style-name="T11">Tech Stack:</text:span><text:span text:style-name="T19"> </text:span><text:span text:style-name="T12"><text:s/></text:span><text:span text:style-name="T18">Html , Css, Js ,N</text:span><text:span text:style-name="T12">ode js ,Express js ,MongoDB</text:span></text:p>
      <text:p text:style-name="P6"><text:span text:style-name="T13"/></text:p>
      <text:p text:style-name="P8"><text:tab/> <text:s text:c="3"/>* <text:span text:style-name="T20">added function to delete,toggle and add todo</text:span></text:p>
      <text:p text:style-name="P8"><text:tab/> <text:s text:c="3"/>* <text:span text:style-name="T20">connected to database</text:span></text:p>
      <text:p text:style-name="P8"><text:tab/> <text:s text:c="3"/>* <text:span text:style-name="T20">create state to render todo data</text:span></text:p>
      <text:p text:style-name="P8"><text:tab/> <text:s text:c="3"/>* <text:span text:style-name="T20">deployed on Netlify</text:span></text:p>
      <text:p text:style-name="P6"><text:span text:style-name="T12"/></text:p>
      <text:p text:style-name="P6"><text:span text:style-name="T12"/></text:p>
      <text:p text:style-name="P6">EDUCATION:</text:p>
      <text:p text:style-name="P6"/>
      <text:p text:style-name="P6"><text:span text:style-name="T2"><text:s text:c="8"/>Don Bosco </text:span><text:span text:style-name="T21">I</text:span><text:span text:style-name="T2">nstitute </text:span><text:span text:style-name="T21">Of Technology, </text:span><text:span text:style-name="T22">Banglore | Bachelor’s Degree in Computer Application | 2022-25</text:span></text:p>
      <text:p text:style-name="P6"><text:span text:style-name="T23"/></text:p>
      <text:p text:style-name="P6"><text:span text:style-name="T22"><text:s text:c="7"/></text:span><text:span text:style-name="T21"><text:s/></text:span><text:span text:style-name="T24">Huda National Puc College , </text:span><text:span text:style-name="T25">Banglore | PUC | 20</text:span><text:span text:style-name="T26">20</text:span><text:span text:style-name="T25">-202</text:span><text:span text:style-name="T26">2</text:span></text:p>
      <text:p text:style-name="P6"><text:span text:style-name="T27"/></text:p>
      <text:p text:style-name="P6"><text:span text:style-name="T25"><text:s text:c="8"/></text:span><text:span text:style-name="T24">+2 Janta High School , </text:span><text:span text:style-name="T25">Bihar | SSLC | 20</text:span><text:span text:style-name="T28">19</text:span></text:p>
      <text:p text:style-name="P6"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1:28:34.153280890</meta:creation-date>
    <dc:date>2024-12-13T19:57:42.255315994</dc:date>
    <meta:editing-duration>PT49M30S</meta:editing-duration>
    <meta:editing-cycles>12</meta:editing-cycles>
    <meta:generator>LibreOffice/24.8.3.2$MacOSX_X86_64 LibreOffice_project/48a6bac9e7e268aeb4c3483fcf825c94556d9f92</meta:generator>
    <meta:document-statistic meta:table-count="0" meta:image-count="0" meta:object-count="0" meta:page-count="1" meta:paragraph-count="33" meta:word-count="178" meta:character-count="1189" meta:non-whitespace-character-count="904"/>
  </office:meta>
</office:document-meta>
</file>